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uixo</text:p>
      <text:p text:style-name="Standard"/>
      <text:p text:style-name="Standard">Règle du jeu :</text:p>
      <text:list xml:id="list785026035" text:style-name="L1">
        <text:list-item>
          <text:p text:style-name="P1">1 plateau d'une matrice de 5 par 5.</text:p>
        </text:list-item>
        <text:list-item>
          <text:p text:style-name="P1">2 zones : 1 intouchable : interne de 3 par 3 ; 1 touchable : le reste.</text:p>
        </text:list-item>
      </text:list>
      <text:p text:style-name="Standard"/>
      <text:list xml:id="list1343020909" text:continue-numbering="true" text:style-name="L1">
        <text:list-header>
          <text:p text:style-name="P1">Joueur 1 : choisit une pièce et la met a sa couleur/ forme. Repositionner la pièce en poussant , ne pas la remettre au meme endroit.</text:p>
        </text:list-header>
      </text:list>
      <text:p text:style-name="Standard"/>
      <text:p text:style-name="Standard"><text:tab/>Joueur 2 : meme opération que le joueur 1.</text:p>
      <text:p text:style-name="Standard"/>
      <text:p text:style-name="Standard">But : aligner 5 pièce de sa couleur/ forme.</text:p>
      <text:p text:style-name="Standard"/>
      <text:p text:style-name="Standard">Chaque joueur ne peut sélectionner que des pièce du contour blanche ou de sa couleur.</text:p>
      <text:p text:style-name="Standard"/>
      <text:p text:style-name="Standard">Si lors d'un mouvement, les 2 fonts une ligne, alors l'adversaire gagne.</text:p>
      <text:p text:style-name="Standard"/>
      <text:p text:style-name="Standard">25 pièce blanche, 25 avec des ronds, 25 avec des croix</text:p>
      <text:p text:style-name="Standard"/>
      <text:p text:style-name="Standard"/>
      <text:p text:style-name="Standard">définition : la structure de donnée est l'objet programmatique pour représenter au mieux les données du monde physique</text:p>
      <text:p text:style-name="Standard"/>
      <text:p text:style-name="Standard"/>
      <text:p text:style-name="Standard">matrice : tableau de pièces</text:p>
      <text:p text:style-name="Standard"/>
      <text:p text:style-name="Standard"/>
      <text:p text:style-name="Standard">o : croix ; x: rond</text:p>
      <text:p text:style-name="Standard"/>
      <text:p text:style-name="Standard"/>
      <text:p text:style-name="Standard"/>
      <text:p text:style-name="Standard"/>
      <text:p text:style-name="Standard">33 grande rue</text:p>
      <text:p text:style-name="Standard"/>
      <text:p text:style-name="Standard"/>
      <text:p text:style-name="Standard"/>
      <text:p text:style-name="Standard"/>
      <text:p text:style-name="Standard">structure de donnée :</text:p>
      <text:p text:style-name="Standard"/>
      <text:p text:style-name="Standard">matrice 2D de 5*5</text:p>
      <text:p text:style-name="Standard">entier 3donné : 0blanc, 1croix, 2rond</text:p>
      <text:p text:style-name="Standard"/>
      <text:p text:style-name="Standard"><text:s/>uint8_t plateau [5][5] ;</text:p>
      <text:p text:style-name="Standard">for(int x=0 ; x&lt;5 ; x++)</text:p>
      <text:p text:style-name="Standard">{</text:p>
      <text:p text:style-name="Standard"><text:tab/>for(int y=0 ; y&lt;5 ; y++)</text:p>
      <text:p text:style-name="Standard"><text:tab/>{</text:p>
      <text:p text:style-name="Standard"><text:tab/><text:tab/>plateau[x][y]=0 ;</text:p>
      <text:p text:style-name="Standard"><text:tab/>}</text:p>
      <text:p text:style-name="Standard">}</text:p>
      <text:p text:style-name="Standard"/>
      <text:p text:style-name="Standard"/>
      <text:p text:style-name="Standard"><text:soft-page-break/>estprenable(int x, int y)</text:p>
      <text:p text:style-name="Standard">{</text:p>
      <text:p text:style-name="Standard"><text:tab/>if( x &lt; 1 or x &gt; 3 or <text:s/>y &lt; 1 or y &gt; 3)</text:p>
      <text:p text:style-name="Standard"><text:tab/>{</text:p>
      <text:p text:style-name="Standard"><text:tab/><text:tab/>return true ;</text:p>
      <text:p text:style-name="Standard"><text:tab/>}</text:p>
      <text:p text:style-name="Standard"><text:tab/>else</text:p>
      <text:p text:style-name="Standard"><text:tab/>{</text:p>
      <text:p text:style-name="Standard"><text:tab/><text:tab/>return false ;</text:p>
      <text:p text:style-name="Standard"><text:tab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</meta:initial-creator>
    <meta:creation-date>2015-03-02T15:31:32</meta:creation-date>
    <dc:date>2015-03-02T17:33:33</dc:date>
    <dc:creator>Kevin </dc:creator>
    <meta:editing-duration>PT1H53M53S</meta:editing-duration>
    <meta:editing-cycles>8</meta:editing-cycles>
    <meta:generator>LibreOffice/3.5$Linux_x86 LibreOffice_project/350m1$Build-2</meta:generator>
    <meta:document-statistic meta:table-count="0" meta:image-count="0" meta:object-count="0" meta:page-count="2" meta:paragraph-count="36" meta:word-count="216" meta:character-count="1017" meta:non-whitespace-character-count="822"/>
  </office:meta>
</office:document-meta>
</file>